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100000320D8F48DBB62E358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c5000b" draw:marker-start-width="0.359cm" draw:marker-end-width="0.359cm" draw:fill-color="#ff420e" draw:opacity="98%" draw:textarea-horizontal-align="justify" draw:textarea-vertical-align="middle" draw:auto-grow-height="false" fo:min-height="3.127cm" fo:min-width="0.4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c5000b" draw:marker-start-width="0.359cm" draw:marker-end-width="0.359cm" draw:fill-color="#ff420e" draw:opacity="98%" draw:textarea-horizontal-align="justify" draw:textarea-vertical-align="middle" draw:auto-grow-height="false" fo:min-height="3.021cm" fo:min-width="0.314cm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_33__20_Dashes_20_3_20_Dots_20__28_var_29_" svg:stroke-width="1.976cm" svg:stroke-color="#333333" draw:marker-start-width="3.145cm" draw:marker-end="Rounded_20_short_20_Arrow" draw:marker-end-width="3.145cm" draw:fill="none" draw:textarea-vertical-align="middle" fo:padding-top="1.094cm" fo:padding-bottom="1.094cm" fo:padding-left="1.219cm" fo:padding-right="1.219cm"/>
    </style:style>
    <style:style style:name="gr5" style:family="graphic" style:parent-style-name="standard">
      <style:graphic-properties svg:stroke-width="0.106cm" svg:stroke-color="#c5000b" draw:marker-start-width="0.359cm" draw:marker-end-width="0.359cm" draw:fill-color="#ff420e" draw:opacity="98%" draw:textarea-horizontal-align="justify" draw:textarea-vertical-align="middle" draw:auto-grow-height="false" fo:min-height="0.939cm" fo:min-width="0.31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c5000b" draw:marker-start-width="0.359cm" draw:marker-end-width="0.359cm" draw:fill-color="#ff420e" draw:opacity="98%" draw:textarea-horizontal-align="justify" draw:textarea-vertical-align="middle" draw:auto-grow-height="false" fo:min-height="0.644cm" fo:min-width="0.297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c5000b" draw:marker-start-width="0.359cm" draw:marker-end-width="0.359cm" draw:fill-color="#ff420e" draw:opacity="98%" draw:textarea-horizontal-align="justify" draw:textarea-vertical-align="middle" draw:auto-grow-height="false" fo:min-height="3.502cm" fo:min-width="1.232cm" fo:padding-top="0.178cm" fo:padding-bottom="0.178cm" fo:padding-left="0.303cm" fo:padding-right="0.303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9" style:family="graphic" style:parent-style-name="standard">
      <style:graphic-properties svg:stroke-width="0.388cm" svg:stroke-color="#333333" draw:marker-start-width="0.779cm" draw:marker-end-width="0.779cm" draw:fill-color="#333333" draw:textarea-vertical-align="middle" draw:auto-grow-height="false" fo:min-height="6.513cm" fo:min-width="6.263cm" fo:padding-top="0.316cm" fo:padding-bottom="0.316cm" fo:padding-left="0.441cm" fo:padding-right="0.441cm"/>
    </style:style>
    <style:style style:name="gr10" style:family="graphic" style:parent-style-name="standard">
      <style:graphic-properties svg:stroke-width="0.106cm" svg:stroke-color="#c5000b" draw:marker-start-width="0.359cm" draw:marker-end-width="0.359cm" draw:fill-color="#ff420e" draw:opacity="98%" draw:textarea-horizontal-align="justify" draw:textarea-vertical-align="middle" draw:auto-grow-height="false" fo:min-height="0.644cm" fo:min-width="0.298cm" fo:padding-top="0.178cm" fo:padding-bottom="0.178cm" fo:padding-left="0.303cm" fo:padding-right="0.303cm"/>
    </style:style>
    <style:style style:name="gr11" style:family="graphic" style:parent-style-name="objectwithoutfill">
      <style:graphic-properties draw:stroke="solid" draw:stroke-dash="_33__20_Dashes_20_3_20_Dots_20__28_var_29_" svg:stroke-width="1.976cm" svg:stroke-color="#333333" draw:marker-start-width="3.163cm" draw:marker-end="Rounded_20_short_20_Arrow" draw:marker-end-width="3.163cm" draw:fill="none" draw:textarea-vertical-align="middle" fo:padding-top="1.112cm" fo:padding-bottom="1.112cm" fo:padding-left="1.237cm" fo:padding-right="1.237cm"/>
    </style:style>
    <style:style style:name="gr12" style:family="graphic" style:parent-style-name="standard">
      <style:graphic-properties svg:stroke-width="0.106cm" svg:stroke-color="#c5000b" draw:marker-start-width="0.359cm" draw:marker-end-width="0.359cm" draw:fill-color="#ff420e" draw:opacity="98%" draw:textarea-horizontal-align="justify" draw:textarea-vertical-align="middle" draw:auto-grow-height="false" fo:min-height="1.123cm" fo:min-width="1.232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420e" draw:opacity="98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1.838cm" svg:height="3.858cm" svg:x="6.953cm" svg:y="25.2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838cm" svg:height="3.858cm" svg:x="20.853cm" svg:y="25.2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line draw:style-name="gr4" draw:text-style-name="P3" draw:layer="layout" svg:x1="14.846cm" svg:y1="24.078cm" svg:x2="14.846cm" svg:y2="6.182cm">
          <text:p/>
        </draw:line>
        <draw:custom-shape draw:style-name="gr3" draw:text-style-name="P2" draw:layer="layout" svg:width="1.838cm" svg:height="3.858cm" svg:x="6.953cm" svg:y="25.2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838cm" svg:height="3.858cm" svg:x="20.853cm" svg:y="25.2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" draw:text-style-name="P2" draw:layer="layout" svg:width="1.838cm" svg:height="3.858cm" svg:x="20.853cm" svg:y="25.2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838cm" svg:height="1.479cm" svg:x="6.953cm" svg:y="26.415cm">
          <text:p/>
          <draw:enhanced-geometry svg:viewBox="0 0 21600 21600" draw:text-areas="?f0 ?f7 ?f2 21600" draw:type="up-arrow" draw:modifiers="14273.5135135135 5496.9004893964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path draw:style-name="gr4" draw:text-style-name="P3" draw:layer="layout" svg:width="21.005cm" svg:height="9.228cm" draw:transform="rotate (1.58859868516524) translate (5.37194204711135cm 27.8229780755155cm)" svg:viewBox="0 0 21006 9229" svg:d="M0 9212c5887 38 16172 596 21006-9212">
          <text:p/>
        </draw:path>
        <draw:custom-shape draw:style-name="gr3" draw:text-style-name="P2" draw:layer="layout" svg:width="1.838cm" svg:height="3.858cm" svg:x="20.853cm" svg:y="25.2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838cm" svg:height="1.479cm" svg:x="6.953cm" svg:y="26.414cm">
          <text:p/>
          <draw:enhanced-geometry svg:viewBox="0 0 21600 21600" draw:text-areas="?f0 ?f7 ?f2 21600" draw:type="up-arrow" draw:modifiers="14273.5135135135 5496.9004893964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3" draw:text-style-name="P2" draw:layer="layout" svg:width="1.838cm" svg:height="3.858cm" svg:x="20.853cm" svg:y="25.2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path draw:style-name="gr4" draw:text-style-name="P3" draw:layer="layout" svg:width="16.753cm" svg:height="9.741cm" draw:transform="rotate (1.58859868516524) translate (5.18724963090922cm 27.8356076552676cm)" svg:viewBox="0 0 16754 9742" svg:d="M0 9696c5887 39 13982 1104 16754-9696">
          <text:p/>
        </draw:path>
        <draw:custom-shape draw:style-name="gr3" draw:text-style-name="P2" draw:layer="layout" svg:width="1.838cm" svg:height="3.858cm" svg:x="20.853cm" svg:y="25.21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custom-shape draw:style-name="gr3" draw:text-style-name="P2" draw:layer="layout" svg:width="1.838cm" svg:height="3.858cm" svg:x="20.853cm" svg:y="25.2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838cm" svg:height="3.858cm" svg:x="6.853cm" svg:y="25.21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3" draw:text-style-name="P2" draw:layer="layout" svg:width="1.838cm" svg:height="3.858cm" svg:x="20.853cm" svg:y="25.2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838cm" svg:height="3.858cm" svg:x="6.854cm" svg:y="25.21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  <draw:custom-shape draw:style-name="gr9" draw:text-style-name="P4" draw:layer="layout" svg:width="6.762cm" svg:height="6.762cm" draw:transform="rotate (1.0471975511966) translate (10.225cm 28.363cm)">
          <text:p/>
          <draw:enhanced-geometry svg:viewBox="0 0 21600 21600" draw:mirror-horizontal="true" draw:text-areas="0 0 21600 21600" draw:type="circular-arrow" draw:modifiers="76.031028542603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10" draw:style-name="dp1" draw:master-page-name="Default">
        <draw:custom-shape draw:style-name="gr3" draw:text-style-name="P2" draw:layer="layout" svg:width="1.838cm" svg:height="3.858cm" svg:x="20.853cm" svg:y="25.21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838cm" svg:height="3.858cm" svg:x="6.854cm" svg:y="25.21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line draw:style-name="gr4" draw:text-style-name="P3" draw:layer="layout" svg:x1="14.846cm" svg:y1="28.463cm" svg:x2="14.846cm" svg:y2="38.982cm">
          <text:p/>
        </draw:line>
        <draw:custom-shape draw:style-name="gr7" draw:text-style-name="P2" draw:layer="layout" svg:width="1.838cm" svg:height="3.858cm" svg:x="20.853cm" svg:y="25.21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838cm" svg:height="3.858cm" svg:x="6.854cm" svg:y="25.21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custom-shape draw:style-name="gr7" draw:text-style-name="P2" draw:layer="layout" svg:width="1.838cm" svg:height="3.858cm" svg:x="20.853cm" svg:y="25.21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1.838cm" svg:height="1.479cm" svg:x="6.953cm" svg:y="26.41cm">
          <text:p/>
          <draw:enhanced-geometry svg:viewBox="0 0 21600 21600" draw:mirror-vertical="true" draw:text-areas="?f0 ?f7 ?f2 21600" draw:type="up-arrow" draw:modifiers="14273.5135135135 5496.9004893964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path draw:style-name="gr11" draw:text-style-name="P3" draw:layer="layout" svg:width="14.575cm" svg:height="6.933cm" draw:transform="rotate (1.55299396842455) translate (7.526cm 38.747cm)" svg:viewBox="0 0 14576 6934" svg:d="M14576 6933c-5888 38-11940-922-14576-6933">
          <text:p/>
        </draw:path>
        <draw:custom-shape draw:style-name="gr7" draw:text-style-name="P2" draw:layer="layout" svg:width="1.838cm" svg:height="3.858cm" svg:x="20.853cm" svg:y="25.21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1.838cm" svg:height="1.479cm" svg:x="6.953cm" svg:y="26.41cm">
          <text:p/>
          <draw:enhanced-geometry svg:viewBox="0 0 21600 21600" draw:mirror-vertical="true" draw:text-areas="?f0 ?f7 ?f2 21600" draw:type="up-arrow" draw:modifiers="14273.5135135135 5496.9004893964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5.522cm" svg:height="16.848cm" svg:x="7.085cm" svg:y="16.877cm">
          <draw:image xlink:href="Pictures/10000201000002E100000320D8F48DBB62E358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3-25T11:28:05.905071441</meta:creation-date>
    <dc:date>2022-02-12T19:42:01.575000000</dc:date>
    <meta:editing-duration>PT54M46S</meta:editing-duration>
    <meta:editing-cycles>13</meta:editing-cycles>
    <meta:generator>LibreOffice/7.1.3.2$Windows_X86_64 LibreOffice_project/47f78053abe362b9384784d31a6e56f8511eb1c1</meta:generator>
    <meta:document-statistic meta:object-count="41"/>
  </office:meta>
</office:document-meta>
</file>